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/>
    <style:font-face style:name="FreeSans" svg:font-family="FreeSans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16c" officeooo:paragraph-rsid="000241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y construyendo una cli con go para luego distribuirla a traves de mi cuenta de github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/>
    <style:font-face style:name="FreeSans" svg:font-family="FreeSans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ans Mono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 Mono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Fira Code" fo:font-family="'Fira Code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05:58:22.386024036</meta:creation-date>
    <meta:generator>LibreOffice/7.3.7.2$Linux_X86_64 LibreOffice_project/30$Build-2</meta:generator>
    <dc:date>2024-02-13T20:40:55.080200840</dc:date>
    <meta:editing-duration>PT3H11M11S</meta:editing-duration>
    <meta:editing-cycles>2</meta:editing-cycles>
    <meta:document-statistic meta:table-count="0" meta:image-count="0" meta:object-count="0" meta:page-count="1" meta:paragraph-count="1" meta:word-count="16" meta:character-count="90" meta:non-whitespace-character-count="75"/>
  </office:meta>
</office:document-meta>
</file>